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cm" loext:contextual-spacing="false" fo:orphans="2" fo:widows="2"/>
    </style:style>
    <style:style style:name="P6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Heading_20_1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8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/>
    </style:style>
    <style:style style:name="P9" style:family="paragraph" style:parent-style-name="Heading_20_6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6a737d" style:font-name="apple-system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jm-program.github.io/" text:style-name="Internet_20_link" text:visited-style-name="Visited_20_Internet_20_Link"><text:span text:style-name="T2">jm-program.github.io</text:span></text:a></text:h>
      <text:h text:style-name="P7" text:outline-level="1"><text:bookmark text:name="задача-программа-калькулятор"/>Задача: программа “Калькулятор”</text:h>
      <text:h text:style-name="P8" text:outline-level="4"><text:bookmark text:name="описание"/>Описание:</text:h>
      <text:p text:style-name="P1">Создайте консольное приложение “Калькулятор”.<text:line-break/>Приложение должно читать из консоли введенные пользователем арифметические операции и выводить в консоль результат их выполнения.</text:p>
      <text:h text:style-name="P8" text:outline-level="4"><text:bookmark text:name="требования"/>Требования:</text:h>
      <text:list xml:id="list2797288289" text:style-name="L1">
        <text:list-item>
          <text:p text:style-name="P6">Калькулятор умеет выполнять операции сложения, вычитания, умножения и деления с двумя числами: a + b, a - b, a * b, a / b. <text:span text:style-name="T1">Данные передаются в одну строку (смотрите пример)! Решения, в которых каждое число и арифмитеческая операция передаются с новой строки считаются неверными.</text:span></text:p>
        </text:list-item>
        <text:list-item>
          <text:p text:style-name="P6">Калькулятор умеет работать как с арабскими (1,2,3,4,5…), так и с римскими (I,II,III,IV,V…) числа.</text:p>
        </text:list-item>
        <text:list-item>
          <text:p text:style-name="P6">Калькулятор должен принимать на вход числа от 1 до 10 включительно, не более. На выходе числа не ограничиваются по величине и могут быть любыми.</text:p>
        </text:list-item>
        <text:list-item>
          <text:p text:style-name="P6">Калькулятор умеет работать только с целыми числами.</text:p>
        </text:list-item>
        <text:list-item>
          <text:p text:style-name="P6">Калькулятор умеет работать только с арабскими или римскими цифрами одновременно, при вводе пользователем строки вроде 3 + II калькулятор должен выбросить исключение и прекратить свою работу.</text:p>
        </text:list-item>
        <text:list-item>
          <text:p text:style-name="P6">При вводе пользователем неподходящих чисел приложение выбрасывает исключение и завершает свою работу.</text:p>
        </text:list-item>
        <text:list-item>
          <text:p text:style-name="P6">При вводе пользователем строки не соответствующей одной из вышеописанных арифметических операций приложение выбрасывает исключение и завершает свою работу.</text:p>
        </text:list-item>
      </text:list>
      <text:h text:style-name="P8" text:outline-level="4"><text:bookmark text:name="пример-работы-программы"/><text:soft-page-break/>Пример работы программы:</text:h>
      <text:h text:style-name="P9" text:outline-level="6"><text:bookmark text:name="input"/>Input:</text:h>
      <text:p text:style-name="P3"><text:span text:style-name="Source_20_Text"><text:span text:style-name="T4">1 + 2</text:span></text:span></text:p>
      <text:h text:style-name="P9" text:outline-level="6"><text:bookmark text:name="output"/>Output:</text:h>
      <text:p text:style-name="P3"><text:span text:style-name="Source_20_Text"><text:span text:style-name="T4">3</text:span></text:span></text:p>
      <text:h text:style-name="P9" text:outline-level="6"><text:bookmark text:name="input-1"/>Input:</text:h>
      <text:p text:style-name="P3"><text:span text:style-name="Source_20_Text"><text:span text:style-name="T4">VI / III</text:span></text:span></text:p>
      <text:h text:style-name="P9" text:outline-level="6"><text:bookmark text:name="output-1"/>Output:</text:h>
      <text:p text:style-name="P3"><text:span text:style-name="Source_20_Text"><text:span text:style-name="T4">II</text:span></text:span></text:p>
      <text:h text:style-name="P8" text:outline-level="4"><text:bookmark text:name="принципы-оценки-работы"/>Принципы оценки работы:</text:h>
      <text:p text:style-name="P2"><text:span text:style-name="T5">Обратите внимание на принципы ООП, постарайтесь разбить программу на логические классы. </text:span><text:span text:style-name="ins"><text:span text:style-name="T5">Решения, в которых весь код программы находится в одном классе будут низко оценены.</text:span></text:span><text:span text:style-name="T5"> Продемонстрируйте своё умение в работе с разными синтаксическими конструкциями, не забудьте про исключительные ситуации, при которых выполнение программы невозможно из-за некорректных входных данных.</text:span></text:p>
      <text:h text:style-name="P8" text:outline-level="4"><text:bookmark text:name="как-отправить-решение"/>Как отправить решение?</text:h>
      <text:list xml:id="list4208938560" text:style-name="L2">
        <text:list-item>
          <text:p text:style-name="P5"><text:span text:style-name="T5">Если вы не знакомы с git и Github вам нужно ознакомиться с этой </text:span><text:a xlink:type="simple" xlink:href="http://maxsite.org/page/how-to-put-your-project-on-github-com" text:style-name="Internet_20_link" text:visited-style-name="Visited_20_Internet_20_Link"><text:span text:style-name="T3">статьей</text:span></text:a><text:span text:style-name="T5">, в ней описаны основы работы с git.</text:span></text:p>
        </text:list-item>
        <text:list-item>
          <text:p text:style-name="P4">Если вы уже ознакомились с основами работы с git или были знакомы ранее - вам нужно создать собственный репозиторий и добавить туда проект с решением.</text:p>
        </text:list-item>
        <text:list-item>
          <text:p text:style-name="P5"><text:span text:style-name="T5">Ссылку на репозиторий отправьте нам на почту </text:span><text:span text:style-name="Emphasis"><text:span text:style-name="T5">info@java-mentor.com</text:span></text:span><text:span text:style-name="T5"> с темой </text:span><text:span text:style-name="Strong_20_Emphasis"><text:span text:style-name="T6">Тестовое задание калькулятор Java</text:span></text:span><text:span text:style-name="T5">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09:49:59.218108701</meta:creation-date>
    <dc:date>2019-10-05T09:51:42.784948318</dc:date>
    <meta:editing-duration>PT1M57S</meta:editing-duration>
    <meta:editing-cycles>1</meta:editing-cycles>
    <meta:document-statistic meta:table-count="0" meta:image-count="0" meta:object-count="0" meta:page-count="2" meta:paragraph-count="27" meta:word-count="309" meta:character-count="2129" meta:non-whitespace-character-count="1857"/>
    <meta:generator>LibreOffice/6.0.7.3$Linux_X86_64 LibreOffice_project/00m0$Build-3</meta:generator>
  </office:meta>
</office:document-meta>
</file>